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eracoes" table:style-name="ta1">
        <table:shapes>
          <draw:frame draw:z-index="0" draw:style-name="gr1" draw:text-style-name="P1" svg:width="306.4mm" svg:height="138.92mm" svg:x="26.43mm" svg:y="2.39mm">
            <loext:p draw:notify-on-update-of-ranges="operacoes.A1:operacoes.A1000 operacoes.B1:operacoes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52" calcext:value-type="float">
            <text:p>13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93" calcext:value-type="float">
            <text:p>13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66" calcext:value-type="float">
            <text:p>14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99" calcext:value-type="float">
            <text:p>16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79" calcext:value-type="float">
            <text:p>21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43" calcext:value-type="float">
            <text:p>22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21" calcext:value-type="float">
            <text:p>24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94" calcext:value-type="float">
            <text:p>24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17" calcext:value-type="float">
            <text:p>25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51" calcext:value-type="float">
            <text:p>28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42" calcext:value-type="float">
            <text:p>29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79" calcext:value-type="float">
            <text:p>29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011" calcext:value-type="float">
            <text:p>30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61" calcext:value-type="float">
            <text:p>30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184" calcext:value-type="float">
            <text:p>31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89" calcext:value-type="float">
            <text:p>31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203" calcext:value-type="float">
            <text:p>32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253" calcext:value-type="float">
            <text:p>325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36" calcext:value-type="float">
            <text:p>34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527" calcext:value-type="float">
            <text:p>352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23" calcext:value-type="float">
            <text:p>35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564" calcext:value-type="float">
            <text:p>356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911" calcext:value-type="float">
            <text:p>39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31" calcext:value-type="float">
            <text:p>42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309" calcext:value-type="float">
            <text:p>430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414" calcext:value-type="float">
            <text:p>441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28" calcext:value-type="float">
            <text:p>44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711" calcext:value-type="float">
            <text:p>471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921" calcext:value-type="float">
            <text:p>49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926" calcext:value-type="float">
            <text:p>49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958" calcext:value-type="float">
            <text:p>49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17" calcext:value-type="float">
            <text:p>50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54" calcext:value-type="float">
            <text:p>50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141" calcext:value-type="float">
            <text:p>51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218" calcext:value-type="float">
            <text:p>52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269" calcext:value-type="float">
            <text:p>526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543" calcext:value-type="float">
            <text:p>554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648" calcext:value-type="float">
            <text:p>56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662" calcext:value-type="float">
            <text:p>56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863" calcext:value-type="float">
            <text:p>586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288" calcext:value-type="float">
            <text:p>62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485" calcext:value-type="float">
            <text:p>64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535" calcext:value-type="float">
            <text:p>653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576" calcext:value-type="float">
            <text:p>657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608" calcext:value-type="float">
            <text:p>66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686" calcext:value-type="float">
            <text:p>668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754" calcext:value-type="float">
            <text:p>675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809" calcext:value-type="float">
            <text:p>680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814" calcext:value-type="float">
            <text:p>68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896" calcext:value-type="float">
            <text:p>689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024" calcext:value-type="float">
            <text:p>702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138" calcext:value-type="float">
            <text:p>713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193" calcext:value-type="float">
            <text:p>719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207" calcext:value-type="float">
            <text:p>72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239" calcext:value-type="float">
            <text:p>723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289" calcext:value-type="float">
            <text:p>728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303" calcext:value-type="float">
            <text:p>730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353" calcext:value-type="float">
            <text:p>735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408" calcext:value-type="float">
            <text:p>74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454" calcext:value-type="float">
            <text:p>745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513" calcext:value-type="float">
            <text:p>75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550" calcext:value-type="float">
            <text:p>755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591" calcext:value-type="float">
            <text:p>759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655" calcext:value-type="float">
            <text:p>76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714" calcext:value-type="float">
            <text:p>77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719" calcext:value-type="float">
            <text:p>77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760" calcext:value-type="float">
            <text:p>776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783" calcext:value-type="float">
            <text:p>778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851" calcext:value-type="float">
            <text:p>785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883" calcext:value-type="float">
            <text:p>788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906" calcext:value-type="float">
            <text:p>790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911" calcext:value-type="float">
            <text:p>79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943" calcext:value-type="float">
            <text:p>79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975" calcext:value-type="float">
            <text:p>79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998" calcext:value-type="float">
            <text:p>79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057" calcext:value-type="float">
            <text:p>805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098" calcext:value-type="float">
            <text:p>809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130" calcext:value-type="float">
            <text:p>81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162" calcext:value-type="float">
            <text:p>816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181" calcext:value-type="float">
            <text:p>818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344" calcext:value-type="float">
            <text:p>83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304" calcext:value-type="float">
            <text:p>83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345" calcext:value-type="float">
            <text:p>834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391" calcext:value-type="float">
            <text:p>839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423" calcext:value-type="float">
            <text:p>842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473" calcext:value-type="float">
            <text:p>847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523" calcext:value-type="float">
            <text:p>852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537" calcext:value-type="float">
            <text:p>853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551" calcext:value-type="float">
            <text:p>855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583" calcext:value-type="float">
            <text:p>858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651" calcext:value-type="float">
            <text:p>865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647" calcext:value-type="float">
            <text:p>864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715" calcext:value-type="float">
            <text:p>87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729" calcext:value-type="float">
            <text:p>872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743" calcext:value-type="float">
            <text:p>874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793" calcext:value-type="float">
            <text:p>879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816" calcext:value-type="float">
            <text:p>881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875" calcext:value-type="float">
            <text:p>887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916" calcext:value-type="float">
            <text:p>89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930" calcext:value-type="float">
            <text:p>893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971" calcext:value-type="float">
            <text:p>897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985" calcext:value-type="float">
            <text:p>898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008" calcext:value-type="float">
            <text:p>90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40" calcext:value-type="float">
            <text:p>904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072" calcext:value-type="float">
            <text:p>907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104" calcext:value-type="float">
            <text:p>910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136" calcext:value-type="float">
            <text:p>913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68" calcext:value-type="float">
            <text:p>916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232" calcext:value-type="float">
            <text:p>92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264" calcext:value-type="float">
            <text:p>926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305" calcext:value-type="float">
            <text:p>93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310" calcext:value-type="float">
            <text:p>93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405" calcext:value-type="float">
            <text:p>940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410" calcext:value-type="float">
            <text:p>941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442" calcext:value-type="float">
            <text:p>944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492" calcext:value-type="float">
            <text:p>94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506" calcext:value-type="float">
            <text:p>950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520" calcext:value-type="float">
            <text:p>952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552" calcext:value-type="float">
            <text:p>95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593" calcext:value-type="float">
            <text:p>959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625" calcext:value-type="float">
            <text:p>96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648" calcext:value-type="float">
            <text:p>964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680" calcext:value-type="float">
            <text:p>968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739" calcext:value-type="float">
            <text:p>97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753" calcext:value-type="float">
            <text:p>975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803" calcext:value-type="float">
            <text:p>98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817" calcext:value-type="float">
            <text:p>98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831" calcext:value-type="float">
            <text:p>983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872" calcext:value-type="float">
            <text:p>987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913" calcext:value-type="float">
            <text:p>99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954" calcext:value-type="float">
            <text:p>995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995" calcext:value-type="float">
            <text:p>999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27" calcext:value-type="float">
            <text:p>1002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59" calcext:value-type="float">
            <text:p>1005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82" calcext:value-type="float">
            <text:p>1008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19" calcext:value-type="float">
            <text:p>101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169" calcext:value-type="float">
            <text:p>1016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201" calcext:value-type="float">
            <text:p>1020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233" calcext:value-type="float">
            <text:p>1023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265" calcext:value-type="float">
            <text:p>1026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297" calcext:value-type="float">
            <text:p>1029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329" calcext:value-type="float">
            <text:p>1032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379" calcext:value-type="float">
            <text:p>1037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402" calcext:value-type="float">
            <text:p>1040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416" calcext:value-type="float">
            <text:p>1041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457" calcext:value-type="float">
            <text:p>1045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489" calcext:value-type="float">
            <text:p>1048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544" calcext:value-type="float">
            <text:p>1054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630" calcext:value-type="float">
            <text:p>1063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590" calcext:value-type="float">
            <text:p>1059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640" calcext:value-type="float">
            <text:p>1064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672" calcext:value-type="float">
            <text:p>1067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695" calcext:value-type="float">
            <text:p>1069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772" calcext:value-type="float">
            <text:p>1077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777" calcext:value-type="float">
            <text:p>1077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791" calcext:value-type="float">
            <text:p>1079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873" calcext:value-type="float">
            <text:p>1087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950" calcext:value-type="float">
            <text:p>1095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946" calcext:value-type="float">
            <text:p>109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960" calcext:value-type="float">
            <text:p>1096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019" calcext:value-type="float">
            <text:p>1101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042" calcext:value-type="float">
            <text:p>1104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074" calcext:value-type="float">
            <text:p>1107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1079" calcext:value-type="float">
            <text:p>110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120" calcext:value-type="float">
            <text:p>111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1152" calcext:value-type="float">
            <text:p>1115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93" calcext:value-type="float">
            <text:p>1119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1243" calcext:value-type="float">
            <text:p>1124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248" calcext:value-type="float">
            <text:p>1124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334" calcext:value-type="float">
            <text:p>113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1321" calcext:value-type="float">
            <text:p>113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353" calcext:value-type="float">
            <text:p>1135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1417" calcext:value-type="float">
            <text:p>1141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449" calcext:value-type="float">
            <text:p>114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526" calcext:value-type="float">
            <text:p>1152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531" calcext:value-type="float">
            <text:p>1153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1527" calcext:value-type="float">
            <text:p>1152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1577" calcext:value-type="float">
            <text:p>1157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627" calcext:value-type="float">
            <text:p>116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1641" calcext:value-type="float">
            <text:p>1164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682" calcext:value-type="float">
            <text:p>1168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705" calcext:value-type="float">
            <text:p>1170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1737" calcext:value-type="float">
            <text:p>1173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1819" calcext:value-type="float">
            <text:p>1181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1833" calcext:value-type="float">
            <text:p>1183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874" calcext:value-type="float">
            <text:p>1187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897" calcext:value-type="float">
            <text:p>1189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1938" calcext:value-type="float">
            <text:p>1193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1961" calcext:value-type="float">
            <text:p>1196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984" calcext:value-type="float">
            <text:p>1198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2025" calcext:value-type="float">
            <text:p>120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084" calcext:value-type="float">
            <text:p>1208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098" calcext:value-type="float">
            <text:p>1209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148" calcext:value-type="float">
            <text:p>121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2171" calcext:value-type="float">
            <text:p>1217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185" calcext:value-type="float">
            <text:p>1218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226" calcext:value-type="float">
            <text:p>1222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2258" calcext:value-type="float">
            <text:p>1225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2290" calcext:value-type="float">
            <text:p>1229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304" calcext:value-type="float">
            <text:p>123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363" calcext:value-type="float">
            <text:p>1236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418" calcext:value-type="float">
            <text:p>124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432" calcext:value-type="float">
            <text:p>1243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473" calcext:value-type="float">
            <text:p>1247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2523" calcext:value-type="float">
            <text:p>1252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537" calcext:value-type="float">
            <text:p>1253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2578" calcext:value-type="float">
            <text:p>1257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619" calcext:value-type="float">
            <text:p>1261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624" calcext:value-type="float">
            <text:p>126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2665" calcext:value-type="float">
            <text:p>1266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706" calcext:value-type="float">
            <text:p>1270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2765" calcext:value-type="float">
            <text:p>1276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779" calcext:value-type="float">
            <text:p>127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820" calcext:value-type="float">
            <text:p>1282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852" calcext:value-type="float">
            <text:p>128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2893" calcext:value-type="float">
            <text:p>1289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2889" calcext:value-type="float">
            <text:p>1288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2975" calcext:value-type="float">
            <text:p>129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980" calcext:value-type="float">
            <text:p>1298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976" calcext:value-type="float">
            <text:p>1297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3017" calcext:value-type="float">
            <text:p>1301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058" calcext:value-type="float">
            <text:p>1305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072" calcext:value-type="float">
            <text:p>1307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3113" calcext:value-type="float">
            <text:p>1311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3163" calcext:value-type="float">
            <text:p>1316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168" calcext:value-type="float">
            <text:p>1316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3227" calcext:value-type="float">
            <text:p>1322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3250" calcext:value-type="float">
            <text:p>1325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291" calcext:value-type="float">
            <text:p>1329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3323" calcext:value-type="float">
            <text:p>1332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3346" calcext:value-type="float">
            <text:p>1334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3396" calcext:value-type="float">
            <text:p>1339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424" calcext:value-type="float">
            <text:p>134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3465" calcext:value-type="float">
            <text:p>1346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3524" calcext:value-type="float">
            <text:p>1352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538" calcext:value-type="float">
            <text:p>1353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561" calcext:value-type="float">
            <text:p>1356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638" calcext:value-type="float">
            <text:p>1363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661" calcext:value-type="float">
            <text:p>1366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3684" calcext:value-type="float">
            <text:p>1368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3689" calcext:value-type="float">
            <text:p>1368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3721" calcext:value-type="float">
            <text:p>1372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3771" calcext:value-type="float">
            <text:p>1377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3821" calcext:value-type="float">
            <text:p>1382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3844" calcext:value-type="float">
            <text:p>1384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3849" calcext:value-type="float">
            <text:p>1384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3908" calcext:value-type="float">
            <text:p>1390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913" calcext:value-type="float">
            <text:p>139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3945" calcext:value-type="float">
            <text:p>1394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3977" calcext:value-type="float">
            <text:p>1397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036" calcext:value-type="float">
            <text:p>1403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059" calcext:value-type="float">
            <text:p>1405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118" calcext:value-type="float">
            <text:p>141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114" calcext:value-type="float">
            <text:p>1411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137" calcext:value-type="float">
            <text:p>1413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178" calcext:value-type="float">
            <text:p>1417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192" calcext:value-type="float">
            <text:p>1419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251" calcext:value-type="float">
            <text:p>1425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265" calcext:value-type="float">
            <text:p>1426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279" calcext:value-type="float">
            <text:p>1427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365" calcext:value-type="float">
            <text:p>1436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379" calcext:value-type="float">
            <text:p>1437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393" calcext:value-type="float">
            <text:p>1439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4" calcext:value-type="float">
            <text:p>1443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93" calcext:value-type="float">
            <text:p>1449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98" calcext:value-type="float">
            <text:p>1449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30" calcext:value-type="float">
            <text:p>1453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53" calcext:value-type="float">
            <text:p>1455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85" calcext:value-type="float">
            <text:p>1458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608" calcext:value-type="float">
            <text:p>1460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658" calcext:value-type="float">
            <text:p>1465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690" calcext:value-type="float">
            <text:p>1469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758" calcext:value-type="float">
            <text:p>1475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772" calcext:value-type="float">
            <text:p>1477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777" calcext:value-type="float">
            <text:p>1477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818" calcext:value-type="float">
            <text:p>148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841" calcext:value-type="float">
            <text:p>1484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873" calcext:value-type="float">
            <text:p>1487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923" calcext:value-type="float">
            <text:p>1492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946" calcext:value-type="float">
            <text:p>1494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987" calcext:value-type="float">
            <text:p>1498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010" calcext:value-type="float">
            <text:p>1501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5024" calcext:value-type="float">
            <text:p>1502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5083" calcext:value-type="float">
            <text:p>1508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5088" calcext:value-type="float">
            <text:p>1508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156" calcext:value-type="float">
            <text:p>1515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179" calcext:value-type="float">
            <text:p>1517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211" calcext:value-type="float">
            <text:p>1521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225" calcext:value-type="float">
            <text:p>1522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266" calcext:value-type="float">
            <text:p>1526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316" calcext:value-type="float">
            <text:p>153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303" calcext:value-type="float">
            <text:p>1530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5362" calcext:value-type="float">
            <text:p>1536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5444" calcext:value-type="float">
            <text:p>1544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5512" calcext:value-type="float">
            <text:p>1551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5508" calcext:value-type="float">
            <text:p>1550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531" calcext:value-type="float">
            <text:p>1553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590" calcext:value-type="float">
            <text:p>1559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5586" calcext:value-type="float">
            <text:p>1558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5627" calcext:value-type="float">
            <text:p>1562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659" calcext:value-type="float">
            <text:p>1565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5709" calcext:value-type="float">
            <text:p>1570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5750" calcext:value-type="float">
            <text:p>1575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5764" calcext:value-type="float">
            <text:p>1576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787" calcext:value-type="float">
            <text:p>1578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5810" calcext:value-type="float">
            <text:p>158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5842" calcext:value-type="float">
            <text:p>1584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865" calcext:value-type="float">
            <text:p>1586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915" calcext:value-type="float">
            <text:p>1591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5956" calcext:value-type="float">
            <text:p>1595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5988" calcext:value-type="float">
            <text:p>1598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5993" calcext:value-type="float">
            <text:p>1599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6034" calcext:value-type="float">
            <text:p>1603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066" calcext:value-type="float">
            <text:p>1606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116" calcext:value-type="float">
            <text:p>161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6139" calcext:value-type="float">
            <text:p>161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189" calcext:value-type="float">
            <text:p>1618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167" calcext:value-type="float">
            <text:p>1616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6262" calcext:value-type="float">
            <text:p>1626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6285" calcext:value-type="float">
            <text:p>1628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6308" calcext:value-type="float">
            <text:p>1630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6376" calcext:value-type="float">
            <text:p>1637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6363" calcext:value-type="float">
            <text:p>1636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6436" calcext:value-type="float">
            <text:p>1643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6459" calcext:value-type="float">
            <text:p>1645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491" calcext:value-type="float">
            <text:p>1649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6532" calcext:value-type="float">
            <text:p>165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573" calcext:value-type="float">
            <text:p>1657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6578" calcext:value-type="float">
            <text:p>1657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6619" calcext:value-type="float">
            <text:p>1661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633" calcext:value-type="float">
            <text:p>1663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6674" calcext:value-type="float">
            <text:p>1667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6706" calcext:value-type="float">
            <text:p>1670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6747" calcext:value-type="float">
            <text:p>1674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6761" calcext:value-type="float">
            <text:p>1676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811" calcext:value-type="float">
            <text:p>1681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6834" calcext:value-type="float">
            <text:p>1683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6893" calcext:value-type="float">
            <text:p>1689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6925" calcext:value-type="float">
            <text:p>1692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6921" calcext:value-type="float">
            <text:p>1692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6980" calcext:value-type="float">
            <text:p>1698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7012" calcext:value-type="float">
            <text:p>1701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7053" calcext:value-type="float">
            <text:p>1705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7085" calcext:value-type="float">
            <text:p>1708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7135" calcext:value-type="float">
            <text:p>1713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7122" calcext:value-type="float">
            <text:p>1712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7163" calcext:value-type="float">
            <text:p>1716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7204" calcext:value-type="float">
            <text:p>1720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7227" calcext:value-type="float">
            <text:p>1722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7259" calcext:value-type="float">
            <text:p>1725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7300" calcext:value-type="float">
            <text:p>1730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7305" calcext:value-type="float">
            <text:p>1730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7373" calcext:value-type="float">
            <text:p>1737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7387" calcext:value-type="float">
            <text:p>1738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7437" calcext:value-type="float">
            <text:p>1743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7469" calcext:value-type="float">
            <text:p>1746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7510" calcext:value-type="float">
            <text:p>1751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7524" calcext:value-type="float">
            <text:p>1752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7565" calcext:value-type="float">
            <text:p>1756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7570" calcext:value-type="float">
            <text:p>1757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7611" calcext:value-type="float">
            <text:p>1761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7679" calcext:value-type="float">
            <text:p>1767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7657" calcext:value-type="float">
            <text:p>1765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7716" calcext:value-type="float">
            <text:p>1771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7748" calcext:value-type="float">
            <text:p>1774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7771" calcext:value-type="float">
            <text:p>1777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7803" calcext:value-type="float">
            <text:p>1780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7862" calcext:value-type="float">
            <text:p>1786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7885" calcext:value-type="float">
            <text:p>1788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7908" calcext:value-type="float">
            <text:p>1790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7931" calcext:value-type="float">
            <text:p>1793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7981" calcext:value-type="float">
            <text:p>1798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8004" calcext:value-type="float">
            <text:p>1800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8027" calcext:value-type="float">
            <text:p>1802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8050" calcext:value-type="float">
            <text:p>1805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8136" calcext:value-type="float">
            <text:p>1813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8114" calcext:value-type="float">
            <text:p>1811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8191" calcext:value-type="float">
            <text:p>1819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8214" calcext:value-type="float">
            <text:p>1821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8228" calcext:value-type="float">
            <text:p>1822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8260" calcext:value-type="float">
            <text:p>1826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8283" calcext:value-type="float">
            <text:p>1828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8306" calcext:value-type="float">
            <text:p>1830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8338" calcext:value-type="float">
            <text:p>1833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8406" calcext:value-type="float">
            <text:p>1840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8447" calcext:value-type="float">
            <text:p>1844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8434" calcext:value-type="float">
            <text:p>1843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8466" calcext:value-type="float">
            <text:p>1846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8525" calcext:value-type="float">
            <text:p>1852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8548" calcext:value-type="float">
            <text:p>1854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8571" calcext:value-type="float">
            <text:p>1857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8621" calcext:value-type="float">
            <text:p>1862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8635" calcext:value-type="float">
            <text:p>1863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8658" calcext:value-type="float">
            <text:p>1865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8717" calcext:value-type="float">
            <text:p>1871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8713" calcext:value-type="float">
            <text:p>1871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8763" calcext:value-type="float">
            <text:p>1876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8822" calcext:value-type="float">
            <text:p>1882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8827" calcext:value-type="float">
            <text:p>1882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8877" calcext:value-type="float">
            <text:p>1887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8936" calcext:value-type="float">
            <text:p>1893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8932" calcext:value-type="float">
            <text:p>1893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8973" calcext:value-type="float">
            <text:p>1897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8978" calcext:value-type="float">
            <text:p>1897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9001" calcext:value-type="float">
            <text:p>190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9078" calcext:value-type="float">
            <text:p>1907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9101" calcext:value-type="float">
            <text:p>1910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9115" calcext:value-type="float">
            <text:p>1911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9147" calcext:value-type="float">
            <text:p>1914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9197" calcext:value-type="float">
            <text:p>1919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9211" calcext:value-type="float">
            <text:p>1921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9252" calcext:value-type="float">
            <text:p>1925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9284" calcext:value-type="float">
            <text:p>1928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9316" calcext:value-type="float">
            <text:p>193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9357" calcext:value-type="float">
            <text:p>193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344" calcext:value-type="float">
            <text:p>1934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9385" calcext:value-type="float">
            <text:p>1938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9435" calcext:value-type="float">
            <text:p>1943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9467" calcext:value-type="float">
            <text:p>1946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9490" calcext:value-type="float">
            <text:p>1949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9558" calcext:value-type="float">
            <text:p>1955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9590" calcext:value-type="float">
            <text:p>1959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9604" calcext:value-type="float">
            <text:p>1960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9663" calcext:value-type="float">
            <text:p>1966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9659" calcext:value-type="float">
            <text:p>1965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691" calcext:value-type="float">
            <text:p>1969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9750" calcext:value-type="float">
            <text:p>1975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755" calcext:value-type="float">
            <text:p>1975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814" calcext:value-type="float">
            <text:p>1981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828" calcext:value-type="float">
            <text:p>1982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878" calcext:value-type="float">
            <text:p>1987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892" calcext:value-type="float">
            <text:p>1989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915" calcext:value-type="float">
            <text:p>199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956" calcext:value-type="float">
            <text:p>1995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970" calcext:value-type="float">
            <text:p>1997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0038" calcext:value-type="float">
            <text:p>2003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0070" calcext:value-type="float">
            <text:p>2007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084" calcext:value-type="float">
            <text:p>2008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0107" calcext:value-type="float">
            <text:p>2010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148" calcext:value-type="float">
            <text:p>2014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225" calcext:value-type="float">
            <text:p>2022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212" calcext:value-type="float">
            <text:p>2021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253" calcext:value-type="float">
            <text:p>2025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0267" calcext:value-type="float">
            <text:p>2026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0308" calcext:value-type="float">
            <text:p>2030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349" calcext:value-type="float">
            <text:p>2034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0354" calcext:value-type="float">
            <text:p>2035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386" calcext:value-type="float">
            <text:p>2038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418" calcext:value-type="float">
            <text:p>204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504" calcext:value-type="float">
            <text:p>2050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500" calcext:value-type="float">
            <text:p>2050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0523" calcext:value-type="float">
            <text:p>2052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564" calcext:value-type="float">
            <text:p>2056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0596" calcext:value-type="float">
            <text:p>2059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646" calcext:value-type="float">
            <text:p>2064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669" calcext:value-type="float">
            <text:p>2066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0692" calcext:value-type="float">
            <text:p>2069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0724" calcext:value-type="float">
            <text:p>2072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0747" calcext:value-type="float">
            <text:p>2074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0779" calcext:value-type="float">
            <text:p>2077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0820" calcext:value-type="float">
            <text:p>2082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0843" calcext:value-type="float">
            <text:p>2084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884" calcext:value-type="float">
            <text:p>2088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0916" calcext:value-type="float">
            <text:p>209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0930" calcext:value-type="float">
            <text:p>2093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0998" calcext:value-type="float">
            <text:p>2099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1003" calcext:value-type="float">
            <text:p>2100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1053" calcext:value-type="float">
            <text:p>2105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1049" calcext:value-type="float">
            <text:p>2104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1108" calcext:value-type="float">
            <text:p>2110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1131" calcext:value-type="float">
            <text:p>2113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1199" calcext:value-type="float">
            <text:p>2119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1204" calcext:value-type="float">
            <text:p>2120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1227" calcext:value-type="float">
            <text:p>2122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1259" calcext:value-type="float">
            <text:p>2125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1291" calcext:value-type="float">
            <text:p>2129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1323" calcext:value-type="float">
            <text:p>2132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1355" calcext:value-type="float">
            <text:p>2135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1414" calcext:value-type="float">
            <text:p>2141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1428" calcext:value-type="float">
            <text:p>2142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1451" calcext:value-type="float">
            <text:p>2145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1519" calcext:value-type="float">
            <text:p>2151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1542" calcext:value-type="float">
            <text:p>2154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1583" calcext:value-type="float">
            <text:p>2158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1597" calcext:value-type="float">
            <text:p>2159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1620" calcext:value-type="float">
            <text:p>2162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1652" calcext:value-type="float">
            <text:p>2165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1702" calcext:value-type="float">
            <text:p>2170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1743" calcext:value-type="float">
            <text:p>2174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1730" calcext:value-type="float">
            <text:p>2173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1789" calcext:value-type="float">
            <text:p>2178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1821" calcext:value-type="float">
            <text:p>2182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1835" calcext:value-type="float">
            <text:p>2183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1885" calcext:value-type="float">
            <text:p>2188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1890" calcext:value-type="float">
            <text:p>2189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1940" calcext:value-type="float">
            <text:p>2194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1981" calcext:value-type="float">
            <text:p>2198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2013" calcext:value-type="float">
            <text:p>2201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2054" calcext:value-type="float">
            <text:p>2205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2068" calcext:value-type="float">
            <text:p>2206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2091" calcext:value-type="float">
            <text:p>2209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2123" calcext:value-type="float">
            <text:p>2212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2182" calcext:value-type="float">
            <text:p>2218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2169" calcext:value-type="float">
            <text:p>2216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2219" calcext:value-type="float">
            <text:p>2221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2287" calcext:value-type="float">
            <text:p>2228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2292" calcext:value-type="float">
            <text:p>2229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2342" calcext:value-type="float">
            <text:p>2234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2356" calcext:value-type="float">
            <text:p>2235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2397" calcext:value-type="float">
            <text:p>2239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2420" calcext:value-type="float">
            <text:p>2242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2461" calcext:value-type="float">
            <text:p>2246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2502" calcext:value-type="float">
            <text:p>2250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2561" calcext:value-type="float">
            <text:p>2256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2557" calcext:value-type="float">
            <text:p>2255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589" calcext:value-type="float">
            <text:p>2258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2666" calcext:value-type="float">
            <text:p>2266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2653" calcext:value-type="float">
            <text:p>2265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712" calcext:value-type="float">
            <text:p>2271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2708" calcext:value-type="float">
            <text:p>2270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2758" calcext:value-type="float">
            <text:p>2275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2781" calcext:value-type="float">
            <text:p>2278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2822" calcext:value-type="float">
            <text:p>2282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2836" calcext:value-type="float">
            <text:p>2283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2922" calcext:value-type="float">
            <text:p>2292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2918" calcext:value-type="float">
            <text:p>229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2914" calcext:value-type="float">
            <text:p>2291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2973" calcext:value-type="float">
            <text:p>2297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3023" calcext:value-type="float">
            <text:p>2302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3019" calcext:value-type="float">
            <text:p>2301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3060" calcext:value-type="float">
            <text:p>2306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3083" calcext:value-type="float">
            <text:p>2308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3178" calcext:value-type="float">
            <text:p>2317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3165" calcext:value-type="float">
            <text:p>2316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3188" calcext:value-type="float">
            <text:p>2318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3220" calcext:value-type="float">
            <text:p>2322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3279" calcext:value-type="float">
            <text:p>2327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3275" calcext:value-type="float">
            <text:p>2327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3307" calcext:value-type="float">
            <text:p>2330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3348" calcext:value-type="float">
            <text:p>2334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3362" calcext:value-type="float">
            <text:p>2336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3412" calcext:value-type="float">
            <text:p>2341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3444" calcext:value-type="float">
            <text:p>2344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3485" calcext:value-type="float">
            <text:p>2348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3526" calcext:value-type="float">
            <text:p>2352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3567" calcext:value-type="float">
            <text:p>2356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3581" calcext:value-type="float">
            <text:p>2358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3631" calcext:value-type="float">
            <text:p>2363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3663" calcext:value-type="float">
            <text:p>2366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3668" calcext:value-type="float">
            <text:p>2366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3691" calcext:value-type="float">
            <text:p>2369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3723" calcext:value-type="float">
            <text:p>2372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3773" calcext:value-type="float">
            <text:p>2377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3787" calcext:value-type="float">
            <text:p>2378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3873" calcext:value-type="float">
            <text:p>2387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3851" calcext:value-type="float">
            <text:p>2385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3901" calcext:value-type="float">
            <text:p>2390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3924" calcext:value-type="float">
            <text:p>2392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3956" calcext:value-type="float">
            <text:p>2395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4006" calcext:value-type="float">
            <text:p>2400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4056" calcext:value-type="float">
            <text:p>2405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4052" calcext:value-type="float">
            <text:p>2405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4102" calcext:value-type="float">
            <text:p>2410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4125" calcext:value-type="float">
            <text:p>2412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4157" calcext:value-type="float">
            <text:p>2415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4207" calcext:value-type="float">
            <text:p>2420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4230" calcext:value-type="float">
            <text:p>2423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4262" calcext:value-type="float">
            <text:p>2426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4303" calcext:value-type="float">
            <text:p>2430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4290" calcext:value-type="float">
            <text:p>2429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4340" calcext:value-type="float">
            <text:p>2434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390" calcext:value-type="float">
            <text:p>2439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4422" calcext:value-type="float">
            <text:p>2442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4463" calcext:value-type="float">
            <text:p>2446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4459" calcext:value-type="float">
            <text:p>2445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4527" calcext:value-type="float">
            <text:p>2452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4541" calcext:value-type="float">
            <text:p>2454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4555" calcext:value-type="float">
            <text:p>2455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4623" calcext:value-type="float">
            <text:p>2462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4619" calcext:value-type="float">
            <text:p>2461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4651" calcext:value-type="float">
            <text:p>2465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4710" calcext:value-type="float">
            <text:p>247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4733" calcext:value-type="float">
            <text:p>2473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4756" calcext:value-type="float">
            <text:p>2475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4815" calcext:value-type="float">
            <text:p>2481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4838" calcext:value-type="float">
            <text:p>2483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4888" calcext:value-type="float">
            <text:p>2488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4875" calcext:value-type="float">
            <text:p>2487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4916" calcext:value-type="float">
            <text:p>2491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4939" calcext:value-type="float">
            <text:p>2493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4980" calcext:value-type="float">
            <text:p>2498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5039" calcext:value-type="float">
            <text:p>2503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5089" calcext:value-type="float">
            <text:p>2508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5103" calcext:value-type="float">
            <text:p>2510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5108" calcext:value-type="float">
            <text:p>2510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5122" calcext:value-type="float">
            <text:p>2512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5181" calcext:value-type="float">
            <text:p>2518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5231" calcext:value-type="float">
            <text:p>2523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5281" calcext:value-type="float">
            <text:p>2528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5268" calcext:value-type="float">
            <text:p>2526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5309" calcext:value-type="float">
            <text:p>2530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5350" calcext:value-type="float">
            <text:p>2535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5355" calcext:value-type="float">
            <text:p>2535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5387" calcext:value-type="float">
            <text:p>2538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5437" calcext:value-type="float">
            <text:p>2543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5451" calcext:value-type="float">
            <text:p>2545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5474" calcext:value-type="float">
            <text:p>2547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5515" calcext:value-type="float">
            <text:p>2551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5592" calcext:value-type="float">
            <text:p>2559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5615" calcext:value-type="float">
            <text:p>2561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5629" calcext:value-type="float">
            <text:p>2562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5697" calcext:value-type="float">
            <text:p>2569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5711" calcext:value-type="float">
            <text:p>2571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5698" calcext:value-type="float">
            <text:p>2569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5739" calcext:value-type="float">
            <text:p>257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5771" calcext:value-type="float">
            <text:p>2577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5803" calcext:value-type="float">
            <text:p>2580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5871" calcext:value-type="float">
            <text:p>2587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5885" calcext:value-type="float">
            <text:p>2588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5944" calcext:value-type="float">
            <text:p>2594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6012" calcext:value-type="float">
            <text:p>2601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5981" calcext:value-type="float">
            <text:p>2598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6022" calcext:value-type="float">
            <text:p>2602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6045" calcext:value-type="float">
            <text:p>2604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6068" calcext:value-type="float">
            <text:p>2606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6100" calcext:value-type="float">
            <text:p>261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6168" calcext:value-type="float">
            <text:p>2616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6200" calcext:value-type="float">
            <text:p>2620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6241" calcext:value-type="float">
            <text:p>2624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6228" calcext:value-type="float">
            <text:p>2622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6305" calcext:value-type="float">
            <text:p>2630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6292" calcext:value-type="float">
            <text:p>2629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6324" calcext:value-type="float">
            <text:p>2632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6374" calcext:value-type="float">
            <text:p>2637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6397" calcext:value-type="float">
            <text:p>2639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6420" calcext:value-type="float">
            <text:p>2642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6470" calcext:value-type="float">
            <text:p>2647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6475" calcext:value-type="float">
            <text:p>2647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6543" calcext:value-type="float">
            <text:p>2654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6539" calcext:value-type="float">
            <text:p>2653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6571" calcext:value-type="float">
            <text:p>2657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6594" calcext:value-type="float">
            <text:p>2659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6653" calcext:value-type="float">
            <text:p>2665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6676" calcext:value-type="float">
            <text:p>2667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6726" calcext:value-type="float">
            <text:p>2672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6722" calcext:value-type="float">
            <text:p>2672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6763" calcext:value-type="float">
            <text:p>2676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6831" calcext:value-type="float">
            <text:p>2683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6827" calcext:value-type="float">
            <text:p>2682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6913" calcext:value-type="float">
            <text:p>2691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6923" calcext:value-type="float">
            <text:p>2692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7014" calcext:value-type="float">
            <text:p>270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7028" calcext:value-type="float">
            <text:p>2702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7051" calcext:value-type="float">
            <text:p>2705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7110" calcext:value-type="float">
            <text:p>271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7142" calcext:value-type="float">
            <text:p>2714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7156" calcext:value-type="float">
            <text:p>2715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7179" calcext:value-type="float">
            <text:p>2717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7274" calcext:value-type="float">
            <text:p>27274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7297" calcext:value-type="float">
            <text:p>2729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7284" calcext:value-type="float">
            <text:p>27284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7325" calcext:value-type="float">
            <text:p>2732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7393" calcext:value-type="float">
            <text:p>2739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7398" calcext:value-type="float">
            <text:p>2739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7412" calcext:value-type="float">
            <text:p>2741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7480" calcext:value-type="float">
            <text:p>2748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7503" calcext:value-type="float">
            <text:p>2750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7526" calcext:value-type="float">
            <text:p>2752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7576" calcext:value-type="float">
            <text:p>2757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7563" calcext:value-type="float">
            <text:p>2756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7640" calcext:value-type="float">
            <text:p>2764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7663" calcext:value-type="float">
            <text:p>2766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7704" calcext:value-type="float">
            <text:p>2770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7709" calcext:value-type="float">
            <text:p>2770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7741" calcext:value-type="float">
            <text:p>2774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7773" calcext:value-type="float">
            <text:p>2777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7796" calcext:value-type="float">
            <text:p>2779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7828" calcext:value-type="float">
            <text:p>2782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7860" calcext:value-type="float">
            <text:p>2786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7937" calcext:value-type="float">
            <text:p>2793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7915" calcext:value-type="float">
            <text:p>2791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7992" calcext:value-type="float">
            <text:p>2799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8006" calcext:value-type="float">
            <text:p>2800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8047" calcext:value-type="float">
            <text:p>2804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8061" calcext:value-type="float">
            <text:p>2806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8093" calcext:value-type="float">
            <text:p>2809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8107" calcext:value-type="float">
            <text:p>2810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8148" calcext:value-type="float">
            <text:p>2814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8189" calcext:value-type="float">
            <text:p>2818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8230" calcext:value-type="float">
            <text:p>2823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8271" calcext:value-type="float">
            <text:p>2827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8321" calcext:value-type="float">
            <text:p>2832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8344" calcext:value-type="float">
            <text:p>2834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8349" calcext:value-type="float">
            <text:p>2834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8390" calcext:value-type="float">
            <text:p>2839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8404" calcext:value-type="float">
            <text:p>28404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8472" calcext:value-type="float">
            <text:p>2847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8477" calcext:value-type="float">
            <text:p>2847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8509" calcext:value-type="float">
            <text:p>2850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8568" calcext:value-type="float">
            <text:p>2856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8555" calcext:value-type="float">
            <text:p>2855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8605" calcext:value-type="float">
            <text:p>2860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8646" calcext:value-type="float">
            <text:p>2864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8660" calcext:value-type="float">
            <text:p>2866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8710" calcext:value-type="float">
            <text:p>2871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8715" calcext:value-type="float">
            <text:p>2871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8783" calcext:value-type="float">
            <text:p>2878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8797" calcext:value-type="float">
            <text:p>2879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8856" calcext:value-type="float">
            <text:p>2885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8861" calcext:value-type="float">
            <text:p>2886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8902" calcext:value-type="float">
            <text:p>2890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8916" calcext:value-type="float">
            <text:p>289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8957" calcext:value-type="float">
            <text:p>2895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9007" calcext:value-type="float">
            <text:p>2900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9012" calcext:value-type="float">
            <text:p>290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9062" calcext:value-type="float">
            <text:p>2906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9103" calcext:value-type="float">
            <text:p>2910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9117" calcext:value-type="float">
            <text:p>2911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9140" calcext:value-type="float">
            <text:p>2914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9172" calcext:value-type="float">
            <text:p>2917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9213" calcext:value-type="float">
            <text:p>2921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9236" calcext:value-type="float">
            <text:p>2923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9304" calcext:value-type="float">
            <text:p>2930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9300" calcext:value-type="float">
            <text:p>2930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9368" calcext:value-type="float">
            <text:p>2936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9355" calcext:value-type="float">
            <text:p>2935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9441" calcext:value-type="float">
            <text:p>2944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9446" calcext:value-type="float">
            <text:p>2944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9478" calcext:value-type="float">
            <text:p>2947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9492" calcext:value-type="float">
            <text:p>2949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9569" calcext:value-type="float">
            <text:p>2956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9583" calcext:value-type="float">
            <text:p>2958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9606" calcext:value-type="float">
            <text:p>2960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9665" calcext:value-type="float">
            <text:p>2966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9670" calcext:value-type="float">
            <text:p>2967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9693" calcext:value-type="float">
            <text:p>2969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9725" calcext:value-type="float">
            <text:p>2972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9757" calcext:value-type="float">
            <text:p>2975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9807" calcext:value-type="float">
            <text:p>2980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9821" calcext:value-type="float">
            <text:p>2982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9844" calcext:value-type="float">
            <text:p>2984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9876" calcext:value-type="float">
            <text:p>2987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9908" calcext:value-type="float">
            <text:p>2990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9958" calcext:value-type="float">
            <text:p>2995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0044" calcext:value-type="float">
            <text:p>3004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0013" calcext:value-type="float">
            <text:p>3001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0027" calcext:value-type="float">
            <text:p>3002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0086" calcext:value-type="float">
            <text:p>3008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0109" calcext:value-type="float">
            <text:p>3010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0159" calcext:value-type="float">
            <text:p>3015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0191" calcext:value-type="float">
            <text:p>3019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0241" calcext:value-type="float">
            <text:p>3024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0291" calcext:value-type="float">
            <text:p>3029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0287" calcext:value-type="float">
            <text:p>3028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0328" calcext:value-type="float">
            <text:p>3032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0360" calcext:value-type="float">
            <text:p>3036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0374" calcext:value-type="float">
            <text:p>3037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0406" calcext:value-type="float">
            <text:p>3040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0438" calcext:value-type="float">
            <text:p>3043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0470" calcext:value-type="float">
            <text:p>3047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0484" calcext:value-type="float">
            <text:p>3048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0507" calcext:value-type="float">
            <text:p>3050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0557" calcext:value-type="float">
            <text:p>3055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0607" calcext:value-type="float">
            <text:p>3060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0630" calcext:value-type="float">
            <text:p>3063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0662" calcext:value-type="float">
            <text:p>3066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0694" calcext:value-type="float">
            <text:p>3069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0735" calcext:value-type="float">
            <text:p>3073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0794" calcext:value-type="float">
            <text:p>3079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0772" calcext:value-type="float">
            <text:p>30772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0831" calcext:value-type="float">
            <text:p>3083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0854" calcext:value-type="float">
            <text:p>3085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0913" calcext:value-type="float">
            <text:p>309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0936" calcext:value-type="float">
            <text:p>3093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0950" calcext:value-type="float">
            <text:p>3095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0964" calcext:value-type="float">
            <text:p>3096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0987" calcext:value-type="float">
            <text:p>3098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1046" calcext:value-type="float">
            <text:p>3104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1087" calcext:value-type="float">
            <text:p>3108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1092" calcext:value-type="float">
            <text:p>3109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1151" calcext:value-type="float">
            <text:p>3115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1156" calcext:value-type="float">
            <text:p>3115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1215" calcext:value-type="float">
            <text:p>312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1229" calcext:value-type="float">
            <text:p>3122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1270" calcext:value-type="float">
            <text:p>3127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1275" calcext:value-type="float">
            <text:p>3127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1361" calcext:value-type="float">
            <text:p>3136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1357" calcext:value-type="float">
            <text:p>3135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1371" calcext:value-type="float">
            <text:p>3137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1439" calcext:value-type="float">
            <text:p>3143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1462" calcext:value-type="float">
            <text:p>3146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1476" calcext:value-type="float">
            <text:p>3147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1580" calcext:value-type="float">
            <text:p>3158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1540" calcext:value-type="float">
            <text:p>3154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1626" calcext:value-type="float">
            <text:p>3162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1613" calcext:value-type="float">
            <text:p>3161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1654" calcext:value-type="float">
            <text:p>3165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1713" calcext:value-type="float">
            <text:p>317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1754" calcext:value-type="float">
            <text:p>3175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1759" calcext:value-type="float">
            <text:p>3175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1764" calcext:value-type="float">
            <text:p>3176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1814" calcext:value-type="float">
            <text:p>3181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1846" calcext:value-type="float">
            <text:p>3184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1869" calcext:value-type="float">
            <text:p>3186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1928" calcext:value-type="float">
            <text:p>3192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1906" calcext:value-type="float">
            <text:p>3190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1965" calcext:value-type="float">
            <text:p>3196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2015" calcext:value-type="float">
            <text:p>320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2047" calcext:value-type="float">
            <text:p>3204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2061" calcext:value-type="float">
            <text:p>3206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2102" calcext:value-type="float">
            <text:p>3210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2125" calcext:value-type="float">
            <text:p>3212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2139" calcext:value-type="float">
            <text:p>321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1T15:19:28.955838717</dc:date>
    <dc:creator>Marlon Quadros</dc:creator>
    <meta:editing-duration>PT8M44S</meta:editing-duration>
    <meta:editing-cycles>1</meta:editing-cycles>
    <meta:document-statistic meta:table-count="1" meta:cell-count="2000" meta:object-count="1"/>
    <meta:generator>LibreOffice/5.0.3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641cm" svg:height="13.893cm" xlink:href=".." xlink:type="simple" chart:class="chart:line" chart:style-name="ch1">
        <chart:title svg:x="11.85cm" svg:y="0.413cm" chart:style-name="ch2">
          <text:p>Contagem de Operações por nodo</text:p>
        </chart:title>
        <chart:plot-area chart:style-name="ch3" table:cell-range-address="operacoes.A1:operacoes.B1000" chart:data-source-has-labels="column" svg:x="1.623cm" svg:y="1.469cm" svg:width="28.406cm" svg:height="11.166cm">
          <chartooo:coordinate-region svg:x="2.8cm" svg:y="1.59cm" svg:width="27.229cm" svg:height="10.043cm"/>
          <chart:axis chart:dimension="x" chart:name="primary-x" chart:style-name="ch4" chartooo:axis-type="auto">
            <chartooo:date-scale/>
            <chart:title svg:x="15.292cm" svg:y="12.912cm" chart:style-name="ch5">
              <text:p>Nodos</text:p>
            </chart:title>
            <chart:categories table:cell-range-address="operacoes.A1:operacoes.A1000"/>
          </chart:axis>
          <chart:axis chart:dimension="y" chart:name="primary-y" chart:style-name="ch4">
            <chart:title svg:x="0.451cm" svg:y="7.903cm" chart:style-name="ch6">
              <text:p>Operações</text:p>
            </chart:title>
            <chart:grid chart:style-name="ch7" chart:class="major"/>
          </chart:axis>
          <chart:series chart:style-name="ch8" chart:values-cell-range-address="operacoes.B1:operacoes.B1000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peracoes.A1:operacoes.A1000</svg:desc>
                </draw:g>
              </table:table-cell>
              <table:table-cell office:value-type="float" office:value="24">
                <text:p>24</text:p>
                <draw:g>
                  <svg:desc>operacoes.B1:operacoes.B10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233">
                <text:p>123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52">
                <text:p>135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928">
                <text:p>192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996">
                <text:p>199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343">
                <text:p>234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796">
                <text:p>279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956">
                <text:p>295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061">
                <text:p>306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253">
                <text:p>325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523">
                <text:p>352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3564">
                <text:p>356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3719">
                <text:p>371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3792">
                <text:p>379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4172">
                <text:p>417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231">
                <text:p>423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309">
                <text:p>430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4359">
                <text:p>435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400">
                <text:p>440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496">
                <text:p>449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510">
                <text:p>451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4574">
                <text:p>457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606">
                <text:p>4606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629">
                <text:p>462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4711">
                <text:p>471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4725">
                <text:p>472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4839">
                <text:p>483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4889">
                <text:p>488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926">
                <text:p>492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5017">
                <text:p>501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5013">
                <text:p>501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113">
                <text:p>511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5141">
                <text:p>514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5205">
                <text:p>52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5269">
                <text:p>526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5433">
                <text:p>543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5465">
                <text:p>546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5543">
                <text:p>55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5662">
                <text:p>566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5863">
                <text:p>5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895">
                <text:p>589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5959">
                <text:p>595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982">
                <text:p>598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6032">
                <text:p>603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055">
                <text:p>605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6183">
                <text:p>618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224">
                <text:p>622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6265">
                <text:p>626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393">
                <text:p>639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6407">
                <text:p>640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6430">
                <text:p>6430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6507">
                <text:p>650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6485">
                <text:p>64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535">
                <text:p>653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6576">
                <text:p>657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6608">
                <text:p>660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6690">
                <text:p>6690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6686">
                <text:p>668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6809">
                <text:p>6809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6814">
                <text:p>681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6896">
                <text:p>689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6919">
                <text:p>691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6942">
                <text:p>694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7010">
                <text:p>7010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7024">
                <text:p>702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7056">
                <text:p>705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7125">
                <text:p>712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193">
                <text:p>719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7207">
                <text:p>720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7239">
                <text:p>723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7289">
                <text:p>728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7303">
                <text:p>730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7353">
                <text:p>735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7385">
                <text:p>738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7408">
                <text:p>740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7458">
                <text:p>745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7454">
                <text:p>745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513">
                <text:p>7513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7550">
                <text:p>7550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7591">
                <text:p>759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7655">
                <text:p>765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7714">
                <text:p>771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7719">
                <text:p>771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7783">
                <text:p>77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851">
                <text:p>785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7906">
                <text:p>790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7911">
                <text:p>791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7943">
                <text:p>794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7998">
                <text:p>799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8057">
                <text:p>805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8098">
                <text:p>809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8130">
                <text:p>813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8162">
                <text:p>816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8176">
                <text:p>8176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8181">
                <text:p>818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8304">
                <text:p>830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8345">
                <text:p>834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8423">
                <text:p>842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473">
                <text:p>8473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8537">
                <text:p>853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8551">
                <text:p>855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8583">
                <text:p>8583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8651">
                <text:p>8651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8647">
                <text:p>8647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8715">
                <text:p>871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8729">
                <text:p>872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8743">
                <text:p>874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8793">
                <text:p>8793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8875">
                <text:p>887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8916">
                <text:p>891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8930">
                <text:p>8930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8971">
                <text:p>897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8985">
                <text:p>898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9008">
                <text:p>900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9040">
                <text:p>9040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9072">
                <text:p>907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9104">
                <text:p>9104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9168">
                <text:p>916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9264">
                <text:p>926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9310">
                <text:p>9310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9405">
                <text:p>9405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9410">
                <text:p>941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9442">
                <text:p>944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9492">
                <text:p>949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9506">
                <text:p>9506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9520">
                <text:p>952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9552">
                <text:p>955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9625">
                <text:p>9625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9648">
                <text:p>964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9680">
                <text:p>9680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9739">
                <text:p>973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753">
                <text:p>9753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9803">
                <text:p>9803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9817">
                <text:p>9817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9831">
                <text:p>983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9872">
                <text:p>987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9954">
                <text:p>9954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9995">
                <text:p>9995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0027">
                <text:p>10027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0059">
                <text:p>1005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0082">
                <text:p>1008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0119">
                <text:p>10119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0169">
                <text:p>1016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0201">
                <text:p>1020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0265">
                <text:p>10265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0297">
                <text:p>1029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0329">
                <text:p>1032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0379">
                <text:p>1037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0402">
                <text:p>10402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0416">
                <text:p>10416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0457">
                <text:p>10457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0489">
                <text:p>1048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0512">
                <text:p>10512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0544">
                <text:p>1054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0630">
                <text:p>10630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0590">
                <text:p>10590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0640">
                <text:p>10640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0672">
                <text:p>1067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0695">
                <text:p>106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0772">
                <text:p>1077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0777">
                <text:p>10777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0791">
                <text:p>10791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0873">
                <text:p>10873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0950">
                <text:p>10950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0946">
                <text:p>1094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0960">
                <text:p>10960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1019">
                <text:p>1101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1042">
                <text:p>11042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1074">
                <text:p>1107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1079">
                <text:p>11079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1120">
                <text:p>1112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1152">
                <text:p>1115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1193">
                <text:p>11193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243">
                <text:p>11243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11248">
                <text:p>1124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11334">
                <text:p>11334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321">
                <text:p>113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353">
                <text:p>11353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1421">
                <text:p>11421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1417">
                <text:p>11417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1449">
                <text:p>11449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526">
                <text:p>1152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11531">
                <text:p>11531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11527">
                <text:p>11527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11577">
                <text:p>1157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11641">
                <text:p>1164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1682">
                <text:p>11682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11705">
                <text:p>11705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1737">
                <text:p>11737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1778">
                <text:p>11778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819">
                <text:p>11819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1833">
                <text:p>11833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11874">
                <text:p>1187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11897">
                <text:p>11897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11938">
                <text:p>11938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11961">
                <text:p>1196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1984">
                <text:p>1198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2025">
                <text:p>12025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12084">
                <text:p>12084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12098">
                <text:p>1209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12148">
                <text:p>1214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12171">
                <text:p>12171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12185">
                <text:p>12185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2226">
                <text:p>12226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12258">
                <text:p>12258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2290">
                <text:p>1229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2304">
                <text:p>12304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12363">
                <text:p>12363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2359">
                <text:p>12359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12418">
                <text:p>1241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2432">
                <text:p>12432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2473">
                <text:p>12473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2523">
                <text:p>12523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2537">
                <text:p>12537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2578">
                <text:p>12578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2619">
                <text:p>1261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2624">
                <text:p>1262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2665">
                <text:p>12665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2706">
                <text:p>12706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2765">
                <text:p>12765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2779">
                <text:p>12779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2820">
                <text:p>12820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2852">
                <text:p>1285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2893">
                <text:p>12893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2889">
                <text:p>12889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2975">
                <text:p>129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2976">
                <text:p>12976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3017">
                <text:p>13017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3058">
                <text:p>13058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3072">
                <text:p>13072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3113">
                <text:p>13113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3163">
                <text:p>13163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3168">
                <text:p>13168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3227">
                <text:p>13227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3250">
                <text:p>1325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3291">
                <text:p>13291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3323">
                <text:p>1332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3346">
                <text:p>13346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3396">
                <text:p>13396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3428">
                <text:p>13428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3424">
                <text:p>13424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3465">
                <text:p>13465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3524">
                <text:p>1352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3538">
                <text:p>13538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3561">
                <text:p>1356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3638">
                <text:p>13638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3661">
                <text:p>13661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3684">
                <text:p>13684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3689">
                <text:p>1368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3721">
                <text:p>13721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3771">
                <text:p>13771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3821">
                <text:p>13821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3844">
                <text:p>1384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3908">
                <text:p>1390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3913">
                <text:p>13913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3945">
                <text:p>13945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3977">
                <text:p>13977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4036">
                <text:p>14036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4059">
                <text:p>14059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4118">
                <text:p>14118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4114">
                <text:p>14114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4137">
                <text:p>14137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4178">
                <text:p>14178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4192">
                <text:p>1419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4251">
                <text:p>1425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4265">
                <text:p>14265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4279">
                <text:p>14279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4365">
                <text:p>1436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4379">
                <text:p>14379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4393">
                <text:p>14393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4434">
                <text:p>14434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4493">
                <text:p>1449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4498">
                <text:p>14498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4530">
                <text:p>1453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4553">
                <text:p>14553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4585">
                <text:p>14585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4608">
                <text:p>14608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4658">
                <text:p>14658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4758">
                <text:p>14758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4772">
                <text:p>14772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4777">
                <text:p>14777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4818">
                <text:p>14818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4841">
                <text:p>1484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4873">
                <text:p>14873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4923">
                <text:p>14923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4946">
                <text:p>14946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4987">
                <text:p>14987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5010">
                <text:p>15010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15024">
                <text:p>1502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5083">
                <text:p>15083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5088">
                <text:p>15088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5156">
                <text:p>15156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5179">
                <text:p>1517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5211">
                <text:p>15211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5225">
                <text:p>15225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5266">
                <text:p>15266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5316">
                <text:p>15316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5303">
                <text:p>1530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5362">
                <text:p>15362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5412">
                <text:p>15412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5444">
                <text:p>15444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5512">
                <text:p>15512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5508">
                <text:p>1550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5531">
                <text:p>1553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5590">
                <text:p>15590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5586">
                <text:p>15586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5627">
                <text:p>15627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5659">
                <text:p>15659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5709">
                <text:p>15709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5750">
                <text:p>15750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5764">
                <text:p>15764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5787">
                <text:p>15787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5810">
                <text:p>1581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5842">
                <text:p>15842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5865">
                <text:p>15865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5915">
                <text:p>15915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5956">
                <text:p>15956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5988">
                <text:p>1598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5993">
                <text:p>15993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6034">
                <text:p>16034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6066">
                <text:p>16066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6116">
                <text:p>1611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6139">
                <text:p>161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189">
                <text:p>16189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6167">
                <text:p>16167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6262">
                <text:p>16262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6308">
                <text:p>16308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16376">
                <text:p>16376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6363">
                <text:p>16363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16404">
                <text:p>16404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6436">
                <text:p>16436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6459">
                <text:p>1645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6491">
                <text:p>16491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6532">
                <text:p>1653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6573">
                <text:p>16573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6578">
                <text:p>16578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6619">
                <text:p>16619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6633">
                <text:p>16633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6674">
                <text:p>16674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6706">
                <text:p>16706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6747">
                <text:p>16747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6811">
                <text:p>16811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6834">
                <text:p>16834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16893">
                <text:p>16893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6925">
                <text:p>16925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6921">
                <text:p>16921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6980">
                <text:p>16980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7012">
                <text:p>17012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7053">
                <text:p>17053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7085">
                <text:p>17085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7135">
                <text:p>1713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7122">
                <text:p>17122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7163">
                <text:p>17163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7204">
                <text:p>17204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7227">
                <text:p>17227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7259">
                <text:p>17259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7300">
                <text:p>17300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7305">
                <text:p>17305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7373">
                <text:p>17373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7387">
                <text:p>17387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17437">
                <text:p>17437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7469">
                <text:p>17469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7510">
                <text:p>17510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7524">
                <text:p>17524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17565">
                <text:p>17565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7570">
                <text:p>17570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7611">
                <text:p>17611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7679">
                <text:p>17679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7657">
                <text:p>17657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7716">
                <text:p>17716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7748">
                <text:p>1774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7771">
                <text:p>17771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7803">
                <text:p>17803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7862">
                <text:p>17862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7885">
                <text:p>17885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7908">
                <text:p>17908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7981">
                <text:p>17981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8004">
                <text:p>18004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8027">
                <text:p>18027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8050">
                <text:p>1805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8136">
                <text:p>18136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8114">
                <text:p>18114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8214">
                <text:p>18214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8260">
                <text:p>18260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8283">
                <text:p>18283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8306">
                <text:p>18306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8338">
                <text:p>18338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8406">
                <text:p>1840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8447">
                <text:p>18447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8434">
                <text:p>18434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8466">
                <text:p>18466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8525">
                <text:p>18525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8548">
                <text:p>18548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8571">
                <text:p>18571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8621">
                <text:p>18621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8635">
                <text:p>18635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8658">
                <text:p>18658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8717">
                <text:p>1871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8713">
                <text:p>18713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8763">
                <text:p>18763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8822">
                <text:p>18822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8827">
                <text:p>18827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8877">
                <text:p>18877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8936">
                <text:p>18936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8932">
                <text:p>18932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8973">
                <text:p>18973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8978">
                <text:p>18978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9001">
                <text:p>19001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9078">
                <text:p>19078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9101">
                <text:p>19101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9115">
                <text:p>19115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9197">
                <text:p>19197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9211">
                <text:p>19211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9252">
                <text:p>19252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9284">
                <text:p>19284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9316">
                <text:p>19316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9357">
                <text:p>1935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9344">
                <text:p>19344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9385">
                <text:p>19385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9435">
                <text:p>19435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9467">
                <text:p>19467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9490">
                <text:p>19490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9558">
                <text:p>19558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9590">
                <text:p>19590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9604">
                <text:p>19604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9659">
                <text:p>1965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9691">
                <text:p>19691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9750">
                <text:p>19750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9755">
                <text:p>19755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9814">
                <text:p>19814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9828">
                <text:p>19828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9878">
                <text:p>19878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9892">
                <text:p>19892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9915">
                <text:p>19915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9956">
                <text:p>19956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9970">
                <text:p>1997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0038">
                <text:p>20038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20070">
                <text:p>20070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20084">
                <text:p>20084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20107">
                <text:p>20107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20148">
                <text:p>20148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20225">
                <text:p>20225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20212">
                <text:p>20212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20253">
                <text:p>20253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20267">
                <text:p>20267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20308">
                <text:p>2030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20349">
                <text:p>20349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20354">
                <text:p>20354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20386">
                <text:p>20386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20418">
                <text:p>20418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20500">
                <text:p>20500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20523">
                <text:p>20523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20564">
                <text:p>20564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20596">
                <text:p>20596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20646">
                <text:p>2064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0669">
                <text:p>20669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20692">
                <text:p>20692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20724">
                <text:p>20724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20747">
                <text:p>20747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20820">
                <text:p>20820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20843">
                <text:p>20843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20884">
                <text:p>20884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20916">
                <text:p>20916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20930">
                <text:p>2093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0998">
                <text:p>20998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21003">
                <text:p>21003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21053">
                <text:p>21053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21049">
                <text:p>21049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21108">
                <text:p>21108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21131">
                <text:p>21131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21199">
                <text:p>21199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21204">
                <text:p>21204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21227">
                <text:p>21227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21259">
                <text:p>2125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21291">
                <text:p>21291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21323">
                <text:p>21323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21355">
                <text:p>21355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21414">
                <text:p>21414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21428">
                <text:p>21428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21451">
                <text:p>21451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21519">
                <text:p>21519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21542">
                <text:p>21542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21583">
                <text:p>21583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21620">
                <text:p>21620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21652">
                <text:p>2165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21702">
                <text:p>2170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21743">
                <text:p>21743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21730">
                <text:p>21730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21789">
                <text:p>21789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21821">
                <text:p>21821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21835">
                <text:p>21835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21885">
                <text:p>21885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21890">
                <text:p>2189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1940">
                <text:p>21940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21981">
                <text:p>21981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22013">
                <text:p>22013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22054">
                <text:p>22054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22068">
                <text:p>22068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22091">
                <text:p>22091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22123">
                <text:p>22123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22182">
                <text:p>22182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22169">
                <text:p>22169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22219">
                <text:p>22219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22287">
                <text:p>22287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22292">
                <text:p>22292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22342">
                <text:p>22342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22356">
                <text:p>22356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22397">
                <text:p>22397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22420">
                <text:p>22420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22461">
                <text:p>22461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22502">
                <text:p>22502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22561">
                <text:p>22561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22557">
                <text:p>2255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2589">
                <text:p>22589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22666">
                <text:p>22666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22653">
                <text:p>22653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22712">
                <text:p>2271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22708">
                <text:p>22708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22758">
                <text:p>22758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22781">
                <text:p>22781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22822">
                <text:p>22822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22836">
                <text:p>22836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22922">
                <text:p>22922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22918">
                <text:p>22918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22914">
                <text:p>22914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22973">
                <text:p>22973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23023">
                <text:p>23023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23019">
                <text:p>23019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23060">
                <text:p>23060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23083">
                <text:p>23083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23178">
                <text:p>23178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23165">
                <text:p>23165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23188">
                <text:p>2318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3220">
                <text:p>23220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23279">
                <text:p>23279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23307">
                <text:p>23307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23348">
                <text:p>23348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23362">
                <text:p>23362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23412">
                <text:p>23412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23444">
                <text:p>23444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23485">
                <text:p>23485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23526">
                <text:p>2352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3567">
                <text:p>23567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23581">
                <text:p>23581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23631">
                <text:p>23631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23663">
                <text:p>23663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23668">
                <text:p>23668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23691">
                <text:p>23691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23723">
                <text:p>23723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23773">
                <text:p>23773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23787">
                <text:p>23787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23873">
                <text:p>2387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3851">
                <text:p>23851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23901">
                <text:p>23901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23924">
                <text:p>23924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23956">
                <text:p>23956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24006">
                <text:p>24006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24056">
                <text:p>24056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24052">
                <text:p>24052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24102">
                <text:p>24102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24125">
                <text:p>24125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24157">
                <text:p>2415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24207">
                <text:p>24207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24230">
                <text:p>24230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24262">
                <text:p>2426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24303">
                <text:p>24303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24290">
                <text:p>24290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24340">
                <text:p>24340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24390">
                <text:p>24390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24422">
                <text:p>24422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24463">
                <text:p>24463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4527">
                <text:p>24527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24541">
                <text:p>24541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24555">
                <text:p>24555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24623">
                <text:p>24623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24619">
                <text:p>24619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24651">
                <text:p>24651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24710">
                <text:p>24710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24733">
                <text:p>2473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4756">
                <text:p>24756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24815">
                <text:p>2481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4838">
                <text:p>24838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24888">
                <text:p>24888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24875">
                <text:p>24875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24916">
                <text:p>24916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24939">
                <text:p>24939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24980">
                <text:p>24980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25039">
                <text:p>25039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25089">
                <text:p>25089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25103">
                <text:p>25103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25108">
                <text:p>2510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5122">
                <text:p>2512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25181">
                <text:p>25181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25231">
                <text:p>25231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25268">
                <text:p>25268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25309">
                <text:p>25309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25350">
                <text:p>25350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25355">
                <text:p>25355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25387">
                <text:p>25387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25437">
                <text:p>25437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25451">
                <text:p>25451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25474">
                <text:p>25474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25515">
                <text:p>25515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25592">
                <text:p>25592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25615">
                <text:p>25615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25629">
                <text:p>2562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25697">
                <text:p>25697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25711">
                <text:p>25711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25698">
                <text:p>25698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25739">
                <text:p>2573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5771">
                <text:p>25771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25803">
                <text:p>25803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25871">
                <text:p>25871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25885">
                <text:p>25885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25944">
                <text:p>25944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26012">
                <text:p>26012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25981">
                <text:p>25981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26022">
                <text:p>2602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26045">
                <text:p>26045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26068">
                <text:p>2606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6100">
                <text:p>26100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26168">
                <text:p>26168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26200">
                <text:p>26200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26241">
                <text:p>26241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26228">
                <text:p>26228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26305">
                <text:p>26305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26292">
                <text:p>26292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26324">
                <text:p>26324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26374">
                <text:p>26374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26397">
                <text:p>26397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6420">
                <text:p>26420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26470">
                <text:p>26470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26475">
                <text:p>26475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26543">
                <text:p>26543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26539">
                <text:p>26539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6571">
                <text:p>26571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26594">
                <text:p>26594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26653">
                <text:p>26653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26676">
                <text:p>26676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26726">
                <text:p>2672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6722">
                <text:p>26722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26763">
                <text:p>2676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26831">
                <text:p>26831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26827">
                <text:p>26827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26913">
                <text:p>26913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26900">
                <text:p>26900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26923">
                <text:p>26923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27014">
                <text:p>27014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27028">
                <text:p>2702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7051">
                <text:p>27051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27110">
                <text:p>27110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27142">
                <text:p>27142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27156">
                <text:p>27156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27179">
                <text:p>27179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27297">
                <text:p>27297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27284">
                <text:p>27284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27325">
                <text:p>27325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27393">
                <text:p>2739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7398">
                <text:p>27398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27412">
                <text:p>27412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27480">
                <text:p>27480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27503">
                <text:p>27503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27526">
                <text:p>27526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27576">
                <text:p>27576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27563">
                <text:p>27563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27640">
                <text:p>27640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27663">
                <text:p>27663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27704">
                <text:p>2770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7709">
                <text:p>27709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27741">
                <text:p>27741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27773">
                <text:p>27773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27796">
                <text:p>27796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27828">
                <text:p>27828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27860">
                <text:p>27860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27937">
                <text:p>27937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27915">
                <text:p>27915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27992">
                <text:p>2799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28006">
                <text:p>2800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8047">
                <text:p>28047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28061">
                <text:p>28061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28093">
                <text:p>28093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28107">
                <text:p>28107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28148">
                <text:p>28148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28189">
                <text:p>28189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28230">
                <text:p>28230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28271">
                <text:p>28271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28321">
                <text:p>28321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28344">
                <text:p>2834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8349">
                <text:p>28349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28390">
                <text:p>28390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28404">
                <text:p>28404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28472">
                <text:p>28472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28477">
                <text:p>28477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28509">
                <text:p>28509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28568">
                <text:p>28568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28555">
                <text:p>28555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28605">
                <text:p>28605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28646">
                <text:p>28646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8660">
                <text:p>28660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28710">
                <text:p>28710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28715">
                <text:p>28715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28783">
                <text:p>28783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28797">
                <text:p>28797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28856">
                <text:p>2885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8861">
                <text:p>28861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28916">
                <text:p>28916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28957">
                <text:p>2895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9007">
                <text:p>29007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29012">
                <text:p>29012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29062">
                <text:p>29062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29103">
                <text:p>29103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29117">
                <text:p>29117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29140">
                <text:p>29140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29172">
                <text:p>29172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29213">
                <text:p>29213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29236">
                <text:p>29236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29304">
                <text:p>2930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9300">
                <text:p>29300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29368">
                <text:p>29368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29355">
                <text:p>29355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29441">
                <text:p>29441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29446">
                <text:p>29446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29478">
                <text:p>29478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29492">
                <text:p>29492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29569">
                <text:p>29569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29583">
                <text:p>29583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29606">
                <text:p>2960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9665">
                <text:p>29665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29670">
                <text:p>29670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29693">
                <text:p>29693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29725">
                <text:p>29725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29757">
                <text:p>29757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29807">
                <text:p>29807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29821">
                <text:p>29821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29876">
                <text:p>29876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29908">
                <text:p>2990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9958">
                <text:p>29958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30044">
                <text:p>30044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30013">
                <text:p>30013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30027">
                <text:p>30027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30086">
                <text:p>30086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30109">
                <text:p>30109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30159">
                <text:p>30159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30191">
                <text:p>30191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30241">
                <text:p>30241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30291">
                <text:p>30291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30287">
                <text:p>30287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30328">
                <text:p>30328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30360">
                <text:p>30360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30374">
                <text:p>30374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30406">
                <text:p>30406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30438">
                <text:p>30438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30470">
                <text:p>30470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30484">
                <text:p>30484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30507">
                <text:p>30507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30557">
                <text:p>3055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0607">
                <text:p>30607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30630">
                <text:p>30630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30662">
                <text:p>30662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30694">
                <text:p>30694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30735">
                <text:p>30735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30794">
                <text:p>30794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30772">
                <text:p>30772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30831">
                <text:p>30831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30854">
                <text:p>30854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30913">
                <text:p>3091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0936">
                <text:p>3093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30950">
                <text:p>30950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30964">
                <text:p>30964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30987">
                <text:p>30987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31046">
                <text:p>31046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31087">
                <text:p>31087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31092">
                <text:p>31092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31151">
                <text:p>31151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31156">
                <text:p>31156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31215">
                <text:p>3121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31229">
                <text:p>31229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31270">
                <text:p>31270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31275">
                <text:p>31275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31361">
                <text:p>31361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31357">
                <text:p>31357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31371">
                <text:p>31371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31439">
                <text:p>31439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31462">
                <text:p>31462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31476">
                <text:p>31476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31580">
                <text:p>3158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31540">
                <text:p>31540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31626">
                <text:p>31626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31613">
                <text:p>31613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31654">
                <text:p>31654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31713">
                <text:p>31713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31754">
                <text:p>31754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31759">
                <text:p>31759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31764">
                <text:p>31764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31814">
                <text:p>31814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31846">
                <text:p>3184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31869">
                <text:p>31869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31928">
                <text:p>31928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31906">
                <text:p>31906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31965">
                <text:p>31965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32015">
                <text:p>32015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32047">
                <text:p>32047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32061">
                <text:p>32061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32102">
                <text:p>32102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32125">
                <text:p>32125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32139">
                <text:p>32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